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c455" officeooo:paragraph-rsid="0009c455" style:font-weight-asian="bold" style:font-weight-complex="bold"/>
    </style:style>
    <style:style style:name="P2" style:family="paragraph" style:parent-style-name="Standard">
      <style:text-properties fo:font-weight="bold" officeooo:rsid="000b84db" officeooo:paragraph-rsid="000b84d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me no. In range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<text:s text:c="4"/>int start,end;</text:p>
      <text:p text:style-name="Standard"><text:s text:c="4"/>cin&gt;&gt;start&gt;&gt;end;</text:p>
      <text:p text:style-name="Standard"><text:s text:c="3"/></text:p>
      <text:p text:style-name="Standard"><text:s text:c="4"/>for(int i=start+1;i&lt;end;i++){</text:p>
      <text:p text:style-name="Standard"><text:s text:c="9"/>int count=0;</text:p>
      <text:p text:style-name="Standard"><text:s text:c="8"/>for(int j=2;j&lt;i;j++){</text:p>
      <text:p text:style-name="Standard"><text:s text:c="11"/>if(i%j==0){</text:p>
      <text:p text:style-name="Standard"><text:s text:c="13"/>count++; </text:p>
      <text:p text:style-name="Standard"><text:s text:c="11"/>}</text:p>
      <text:p text:style-name="Standard"><text:s text:c="8"/>}</text:p>
      <text:p text:style-name="Standard"><text:s text:c="8"/>if(count==0){</text:p>
      <text:p text:style-name="Standard"><text:s text:c="12"/>cout&lt;&lt;i;</text:p>
      <text:p text:style-name="Standard"><text:s text:c="8"/>}</text:p>
      <text:p text:style-name="Standard"><text:s text:c="4"/>}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28T11:38:07.675957212</dc:date>
    <meta:editing-duration>PT41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32" meta:character-count="326" meta:non-whitespace-character-count="202"/>
  </office:meta>
</office:document-meta>
</file>